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7" style:family="table-column">
      <style:table-column-properties fo:break-before="auto" style:column-width="0.4752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89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8866in"/>
    </style:style>
    <style:style style:name="co10" style:family="table-column">
      <style:table-column-properties fo:break-before="auto" style:column-width="2.122in"/>
    </style:style>
    <style:style style:name="co11" style:family="table-column">
      <style:table-column-properties fo:break-before="auto" style:column-width="0.5783in"/>
    </style:style>
    <style:style style:name="co12" style:family="table-column">
      <style:table-column-properties fo:break-before="auto" style:column-width="2.1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2" style:family="table" style:master-page-name="PageStyle_5f_dropSize">
      <style:table-properties table:display="true" style:writing-mode="lr-tb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rotation-align="none"/>
    </style:style>
    <style:style style:name="ce5" style:family="table-cell" style:parent-style-name="Default" style:data-style-name="N37">
      <style:table-cell-properties style:rotation-align="none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37">
      <style:table-cell-properties fo:background-color="#ffff00"/>
    </style:style>
    <style:style style:name="ce8" style:family="table-cell" style:parent-style-name="Default">
      <style:table-cell-properties fo:background-color="#ffff00"/>
    </style:style>
    <style:style style:name="ce16" style:family="table-cell" style:parent-style-name="Default" style:data-style-name="N37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 style:data-style-name="N37">
      <style:table-cell-properties style:rotation-align="none"/>
    </style:style>
    <style:style style:name="ce11" style:family="table-cell" style:parent-style-name="Default" style:data-style-name="N37">
      <style:table-cell-properties fo:background-color="#ffff00" style:rotation-align="none"/>
    </style:style>
    <style:style style:name="ce20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ff00" style:rotation-align="none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20"/>
        <table:table-column table:style-name="co11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12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inner droplet pops out</text:p>
          </table:table-cell>
          <table:table-cell table:style-name="ce22" table:number-columns-repeated="4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1" calcext:value-type="float">
            <text:p>61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244.1*0.33" office:value-type="float" office:value="80.553" calcext:value-type="float">
            <text:p>80.553</text:p>
          </table:table-cell>
          <table:table-cell table:style-name="ce15" table:formula="of:=79*0.33" office:value-type="float" office:value="26.07" calcext:value-type="float">
            <text:p>26.07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22"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5" calcext:value-type="float">
            <text:p>5</text:p>
          </table:table-cell>
          <table:table-cell table:style-name="ce22" office:value-type="float" office:value="62" calcext:value-type="float">
            <text:p>62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377*0.33" office:value-type="float" office:value="124.41" calcext:value-type="float">
            <text:p>124.41</text:p>
          </table:table-cell>
          <table:table-cell table:style-name="ce15" table:formula="of:=43*0.33" office:value-type="float" office:value="14.19" calcext:value-type="float">
            <text:p>14.1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4"/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22" calcext:value-type="date">
            <text:p>11/22/21</text:p>
          </table:table-cell>
          <table:table-cell table:style-name="ce15" office:value-type="float" office:value="9" calcext:value-type="float">
            <text:p>9</text:p>
          </table:table-cell>
          <table:table-cell table:style-name="ce22" office:value-type="float" office:value="79" calcext:value-type="float">
            <text:p>79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78.1" calcext:value-type="float">
            <text:p>178.1</text:p>
          </table:table-cell>
          <table:table-cell table:style-name="ce15" office:value-type="float" office:value="27.9" calcext:value-type="float">
            <text:p>27.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Outer drop moves, current tracking does not account for it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40" calcext:value-type="float">
            <text:p>140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6">
          <table:table-cell table:style-name="ce7" table:number-columns-repeated="1024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262021-present" table:style-name="ta2">
        <table:table-column table:style-name="co1" table:default-cell-style-name="ce20"/>
        <table:table-column table:style-name="co7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/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75" calcext:value-type="float">
            <text:p>7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30" calcext:value-type="float">
            <text:p>3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75" calcext:value-type="float">
            <text:p>75</text:p>
          </table:table-cell>
          <table:table-cell table:style-name="ce20"/>
          <table:table-cell/>
          <table:table-cell office:value-type="float" office:value="0.16" calcext:value-type="float">
            <text:p>0.16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40" calcext:value-type="float">
            <text:p>4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86.1" calcext:value-type="float">
            <text:p>86.1</text:p>
          </table:table-cell>
          <table:table-cell table:style-name="ce20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51" calcext:value-type="float">
            <text:p>5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/>
          <table:table-cell/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55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28.7" calcext:value-type="float">
            <text:p>128.7</text:p>
          </table:table-cell>
          <table:table-cell table:style-name="ce20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59.1" calcext:value-type="float">
            <text:p>159.1</text:p>
          </table:table-cell>
          <table:table-cell table:style-name="ce20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244.1*0.33" office:value-type="float" office:value="80.553" calcext:value-type="float">
            <text:p>80.553</text:p>
          </table:table-cell>
          <table:table-cell table:style-name="ce20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377*0.33" office:value-type="float" office:value="124.41" calcext:value-type="float">
            <text:p>124.41</text:p>
          </table:table-cell>
          <table:table-cell table:style-name="ce20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47.4" calcext:value-type="float">
            <text:p>147.4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table:style-name="Default"/>
          <table:table-cell/>
          <table:table-cell table:style-name="ce20"/>
          <table:table-cell/>
          <table:table-cell table:style-name="ce20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78.1" calcext:value-type="float">
            <text:p>178.1</text:p>
          </table:table-cell>
          <table:table-cell table:style-name="ce20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 table:number-rows-repeated="10484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efore10262021" table:style-name="ta1">
        <table:table-column table:style-name="co8" table:default-cell-style-name="ce17"/>
        <table:table-column table:style-name="co9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8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string" calcext:value-type="string">
            <text:p>2021-08-12_16h44m01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5h56m31s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02m57s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05m45s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20m05s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22m52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office:forms form:automatic-focus="false" form:apply-design-mode="false"/>
        <table:table-column table:style-name="co8" table:number-columns-repeated="13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main.A1:main.R6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 style:data-style-name="N2" text:time-value="11:05:43.26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2-15T14:07:21.454000000</dc:date>
    <meta:editing-cycles>37</meta:editing-cycles>
    <meta:editing-duration>P1DT5H11M39S</meta:editing-duration>
    <meta:generator>LibreOffice/7.2.0.4$Windows_X86_64 LibreOffice_project/9a9c6381e3f7a62afc1329bd359cc48accb6435b</meta:generator>
    <meta:document-statistic meta:table-count="4" meta:cell-count="2159" meta:object-count="0"/>
  </office:meta>
</office:document-meta>
</file>